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1.3500003814697pt" style:font-size-complex="13pt"/>
    </style:style>
    <style:style style:name="P2" style:family="paragraph" style:parent-style-name="Standard">
      <style:text-properties fo:font-size="13pt" officeooo:rsid="0018eaf5" officeooo:paragraph-rsid="0018eaf5" style:font-size-asian="11.3500003814697pt" style:font-size-complex="13pt"/>
    </style:style>
    <style:style style:name="P3" style:family="paragraph" style:parent-style-name="Standard">
      <style:text-properties fo:font-size="13pt" style:text-underline-style="solid" style:text-underline-width="auto" style:text-underline-color="font-color" fo:font-weight="bold" officeooo:rsid="0018eaf5" officeooo:paragraph-rsid="0018eaf5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style:text-underline-style="solid" style:text-underline-width="auto" style:text-underline-color="font-color" fo:font-weight="bold" officeooo:rsid="0018eaf5" officeooo:paragraph-rsid="0018eaf5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style:text-underline-style="solid" style:text-underline-width="auto" style:text-underline-color="font-color" fo:font-weight="bold" officeooo:rsid="001ab53d" officeooo:paragraph-rsid="001ab53d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style:font-size-asian="13pt" style:font-size-complex="13pt"/>
    </style:style>
    <style:style style:name="P7" style:family="paragraph" style:parent-style-name="Standard">
      <style:text-properties fo:font-size="13pt" officeooo:rsid="0018eaf5" officeooo:paragraph-rsid="0018eaf5" style:font-size-asian="13pt" style:font-size-complex="13pt"/>
    </style:style>
    <style:style style:name="P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JetBrains Mono" fo:font-size="13pt" style:font-size-asian="13pt" style:font-size-complex="13pt"/>
    </style:style>
    <style:style style:name="P9" style:family="paragraph" style:parent-style-name="Preformatted_20_Text">
      <style:text-properties fo:color="#a9b7c6" style:font-name="JetBrains Mono" fo:font-size="13pt" officeooo:rsid="0018eaf5" officeooo:paragraph-rsid="0018eaf5" style:font-size-asian="13pt" style:font-size-complex="13pt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fo:font-size="13pt" style:font-size-asian="13pt" style:font-size-complex="13pt"/>
    </style:style>
    <style:style style:name="P11" style:family="paragraph" style:parent-style-name="Preformatted_20_Text">
      <style:text-properties fo:color="#808080" style:font-name="JetBrains Mono" fo:font-size="13pt" style:font-size-asian="13pt" style:font-size-complex="13pt"/>
    </style:style>
    <style:style style:name="P12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fo:font-size="13pt" style:font-size-asian="13pt" style:font-size-complex="13pt"/>
    </style:style>
    <style:style style:name="P13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 fo:font-size="13pt" style:font-size-asian="13pt" style:font-size-complex="13pt"/>
    </style:style>
    <style:style style:name="P14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font-size="13pt" style:font-size-asian="13pt" style:font-size-complex="13pt"/>
    </style:style>
    <style:style style:name="P15" style:family="paragraph" style:parent-style-name="Standard">
      <style:text-properties fo:font-size="13pt" officeooo:rsid="0018eaf5" officeooo:paragraph-rsid="0018eaf5" style:font-size-asian="13pt" style:font-size-complex="13pt"/>
    </style:style>
    <style:style style:name="P16" style:family="paragraph" style:parent-style-name="Standard">
      <style:text-properties fo:font-size="13pt" style:text-underline-style="none" fo:font-weight="normal" officeooo:rsid="001d5a74" officeooo:paragraph-rsid="001d5a74" style:font-size-asian="13pt" style:font-weight-asian="normal" style:font-size-complex="13pt" style:font-weight-complex="normal"/>
    </style:style>
    <style:style style:name="P17" style:family="paragraph" style:parent-style-name="Standard">
      <style:text-properties fo:font-size="13pt" style:text-underline-style="none" fo:font-weight="normal" officeooo:rsid="001c1fce" officeooo:paragraph-rsid="001c1fce" style:font-size-asian="13pt" style:font-weight-asian="normal" style:font-size-complex="13pt" style:font-weight-complex="normal"/>
    </style:style>
    <style:style style:name="P18" style:family="paragraph" style:parent-style-name="Standard">
      <style:text-properties fo:font-size="13pt" style:text-underline-style="none" fo:font-weight="normal" officeooo:rsid="001c1fce" officeooo:paragraph-rsid="001d6e47" style:font-size-asian="13pt" style:font-weight-asian="normal" style:font-size-complex="13pt" style:font-weight-complex="normal"/>
    </style:style>
    <style:style style:name="P19" style:family="paragraph" style:parent-style-name="Standard">
      <style:text-properties fo:font-size="14pt" style:text-underline-style="solid" style:text-underline-width="auto" style:text-underline-color="font-color" fo:font-weight="bold" officeooo:rsid="001c1fce" officeooo:paragraph-rsid="001c1fce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style:text-underline-style="solid" style:text-underline-width="auto" style:text-underline-color="font-color" fo:font-weight="bold" officeooo:rsid="001c1fce" officeooo:paragraph-rsid="001d5a74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style:text-underline-style="none" fo:font-weight="normal" officeooo:rsid="001c1fce" officeooo:paragraph-rsid="001d5a74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2pt" style:text-underline-style="none" fo:font-weight="bold" officeooo:rsid="001c1fce" officeooo:paragraph-rsid="001c1fce" style:font-size-asian="12pt" style:font-weight-asian="bold" style:font-size-complex="12pt" style:font-weight-complex="bold"/>
    </style:style>
    <style:style style:name="P2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 style:font-name="JetBrains Mono" fo:font-size="13pt" officeooo:rsid="0018eaf5" officeooo:paragraph-rsid="0018eaf5" style:font-size-asian="13pt" style:font-size-complex="13pt"/>
    </style:style>
    <style:style style:name="P2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JetBrains Mono" fo:font-size="9.80000019073486pt"/>
    </style:style>
    <style:style style:name="P25" style:family="paragraph" style:parent-style-name="Preformatted_20_Text">
      <style:text-properties fo:color="#a9b7c6" style:font-name="JetBrains Mono" fo:font-size="9.80000019073486pt" style:text-underline-style="none" fo:font-weight="normal" officeooo:rsid="001c1fce" officeooo:paragraph-rsid="001c1fce" style:font-size-asian="13pt" style:font-weight-asian="normal" style:font-size-complex="13pt" style:font-weight-complex="normal"/>
    </style:style>
    <style:style style:name="P26" style:family="paragraph" style:parent-style-name="Preformatted_20_Text">
      <style:text-properties fo:color="#a9b7c6" style:font-name="JetBrains Mono" fo:font-size="13pt" officeooo:rsid="0018eaf5" officeooo:paragraph-rsid="0018eaf5" style:font-size-asian="13pt" style:font-size-complex="13pt"/>
    </style:style>
    <style:style style:name="P2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JetBrains Mono" fo:font-size="13pt" style:font-size-asian="13pt" style:font-size-complex="13pt"/>
    </style:style>
    <style:style style:name="P28" style:family="paragraph" style:parent-style-name="Preformatted_20_Text">
      <style:text-properties fo:color="#a9b7c6" style:font-name="JetBrains Mono" fo:font-size="13pt" style:text-underline-style="none" fo:font-weight="normal" officeooo:rsid="001d5a74" officeooo:paragraph-rsid="001d5a74" style:font-size-asian="13pt" style:font-weight-asian="normal" style:font-size-complex="13pt" style:font-weight-complex="normal"/>
    </style:style>
    <style:style style:name="P2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3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fo:font-size="13pt" style:font-size-asian="13pt" style:font-size-complex="13pt"/>
    </style:style>
    <style:style style:name="P31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 fo:font-size="9.80000019073486pt"/>
    </style:style>
    <style:style style:name="P32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 fo:font-size="13pt" style:font-size-asian="13pt" style:font-size-complex="13pt"/>
    </style:style>
    <style:style style:name="T1" style:family="text">
      <style:text-properties fo:color="#cc7832"/>
    </style:style>
    <style:style style:name="T2" style:family="text">
      <style:text-properties fo:color="#cc7832" style:font-name="JetBrains Mono"/>
    </style:style>
    <style:style style:name="T3" style:family="text">
      <style:text-properties fo:color="#cc7832" style:font-name="JetBrains Mono" fo:font-size="9.80000019073486pt"/>
    </style:style>
    <style:style style:name="T4" style:family="text">
      <style:text-properties fo:color="#8888c6"/>
    </style:style>
    <style:style style:name="T5" style:family="text">
      <style:text-properties fo:color="#8888c6" style:font-name="JetBrains Mono"/>
    </style:style>
    <style:style style:name="T6" style:family="text">
      <style:text-properties fo:color="#8888c6" officeooo:rsid="001ab53d"/>
    </style:style>
    <style:style style:name="T7" style:family="text">
      <style:text-properties fo:color="#6a8759"/>
    </style:style>
    <style:style style:name="T8" style:family="text">
      <style:text-properties fo:color="#6a8759" style:font-name="JetBrains Mono"/>
    </style:style>
    <style:style style:name="T9" style:family="text">
      <style:text-properties style:font-name="JetBrains Mono"/>
    </style:style>
    <style:style style:name="T10" style:family="text">
      <style:text-properties style:font-name="JetBrains Mono" fo:font-size="9.80000019073486pt"/>
    </style:style>
    <style:style style:name="T11" style:family="text">
      <style:text-properties fo:color="#6897bb"/>
    </style:style>
    <style:style style:name="T12" style:family="text">
      <style:text-properties fo:color="#6897bb" style:font-name="JetBrains Mono"/>
    </style:style>
    <style:style style:name="T13" style:family="text">
      <style:text-properties officeooo:rsid="0018eaf5"/>
    </style:style>
    <style:style style:name="T14" style:family="text">
      <style:text-properties fo:color="#a9b7c6" style:font-name="JetBrains Mono"/>
    </style:style>
    <style:style style:name="T15" style:family="text">
      <style:text-properties officeooo:rsid="001c1f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8"><text:span text:style-name="T1">import </text:span>datetime</text:p>
      <text:p text:style-name="P8">date=datetime.date.today()</text:p>
      <text:p text:style-name="P8">currentYear=<text:span text:style-name="T4">int</text:span>(date.strftime(<text:span text:style-name="T7">"%Y"</text:span>))</text:p>
      <text:p text:style-name="P8"><text:span text:style-name="T4">print</text:span>(<text:span text:style-name="T7">"enter the last year"</text:span>)</text:p>
      <text:p text:style-name="P8">endYear=<text:span text:style-name="T4">int</text:span>(<text:span text:style-name="T4">input</text:span>())</text:p>
      <text:p text:style-name="P8"><text:span text:style-name="T4">print</text:span>(<text:span text:style-name="T7">"List of leap years"</text:span>)</text:p>
      <text:p text:style-name="P8"><text:span text:style-name="T1">for </text:span>year <text:span text:style-name="T1">in </text:span><text:span text:style-name="T4">range</text:span>(currentYear<text:span text:style-name="T1">,</text:span>endYear):</text:p>
      <text:p text:style-name="P10"><text:s text:c="4"/><text:span text:style-name="T2">if</text:span><text:span text:style-name="T9">((year%</text:span><text:span text:style-name="T12">4</text:span><text:span text:style-name="T9">==</text:span><text:span text:style-name="T12">0</text:span><text:span text:style-name="T9">)</text:span><text:span text:style-name="T2">and</text:span><text:span text:style-name="T9">(year%</text:span><text:span text:style-name="T12">100</text:span><text:span text:style-name="T9">!=</text:span><text:span text:style-name="T12">0</text:span><text:span text:style-name="T9">)</text:span><text:span text:style-name="T2">or</text:span><text:span text:style-name="T9">(year%</text:span><text:span text:style-name="T12">400</text:span><text:span text:style-name="T9">==</text:span><text:span text:style-name="T12">0</text:span><text:span text:style-name="T9">)):</text:span></text:p>
      <text:p text:style-name="P12"><text:s text:c="5"/><text:span text:style-name="T5">print</text:span><text:span text:style-name="T9">(year)</text:span></text:p>
      <text:p text:style-name="P1"/>
      <text:p text:style-name="P3">OUTPUT</text:p>
      <text:p text:style-name="P2"/>
      <text:p text:style-name="P1">enter the last year</text:p>
      <text:p text:style-name="P1">2021</text:p>
      <text:p text:style-name="P1">List of leap years</text:p>
      <text:p text:style-name="P1"/>
      <text:p text:style-name="P1">Process finished with exit code 0</text:p>
      <text:p text:style-name="P6"/>
      <text:p text:style-name="P6"/>
      <text:p text:style-name="P11"><text:span text:style-name="T13">2.</text:span>#list of numbers</text:p>
      <text:p text:style-name="P8">numbers=[<text:span text:style-name="T11">34</text:span>/<text:span text:style-name="T11">6</text:span><text:span text:style-name="T1">,</text:span>-<text:span text:style-name="T11">203.4</text:span><text:span text:style-name="T1">,</text:span><text:span text:style-name="T11">44.9</text:span><text:span text:style-name="T1">,</text:span><text:span text:style-name="T11">68.3</text:span><text:span text:style-name="T1">,</text:span>-<text:span text:style-name="T11">12.2</text:span><text:span text:style-name="T1">,</text:span><text:span text:style-name="T11">44.6</text:span><text:span text:style-name="T1">,</text:span><text:span text:style-name="T11">12.7</text:span>]</text:p>
      <text:p text:style-name="P8">newlist=[n <text:span text:style-name="T1">for </text:span>n <text:span text:style-name="T1">in </text:span>numbers <text:span text:style-name="T1">if </text:span>n&gt;<text:span text:style-name="T11">0</text:span>]</text:p>
      <text:p text:style-name="P13"><text:span text:style-name="T4">print</text:span>(newlist)</text:p>
      <text:p text:style-name="P6"/>
      <text:p text:style-name="P4">OUTPUT</text:p>
      <text:p text:style-name="P6"/>
      <text:p text:style-name="P6">[5.666666666666667, 44.9, 68.3, 44.6, 12.7]</text:p>
      <text:p text:style-name="P6"/>
      <text:p text:style-name="P6">Process finished with exit code 0</text:p>
      <text:p text:style-name="P6"/>
      <text:p text:style-name="P6"/>
      <text:p text:style-name="P9"><text:span text:style-name="T6">3.</text:span><text:span text:style-name="T4">print</text:span>(<text:span text:style-name="T7">"enter the limit: </text:span><text:span text:style-name="T1">\n\n</text:span><text:span text:style-name="T7">"</text:span>)</text:p>
      <text:p text:style-name="P8">n = <text:span text:style-name="T4">int</text:span>(<text:span text:style-name="T4">input</text:span>())</text:p>
      <text:p text:style-name="P8">squares = [i * i <text:span text:style-name="T1">for </text:span>i <text:span text:style-name="T1">in </text:span><text:span text:style-name="T4">range</text:span>(n)]</text:p>
      <text:p text:style-name="P14"><text:span text:style-name="T5">print</text:span><text:span text:style-name="T14">(</text:span><text:span text:style-name="T8">"square of n numbers</text:span><text:span text:style-name="T2">\n</text:span><text:span text:style-name="T8">"</text:span><text:span text:style-name="T2">, </text:span><text:span text:style-name="T14">squares)</text:span></text:p>
      <text:p text:style-name="P7"/>
      <text:p text:style-name="P5">OUTPUT</text:p>
      <text:p text:style-name="P7">enter the limit: </text:p>
      <text:p text:style-name="P7"/>
      <text:p text:style-name="P7">5</text:p>
      <text:p text:style-name="P7">square of n numbers</text:p>
      <text:p text:style-name="P7"><text:s/>[0, 1, 4, 9, 16]</text:p>
      <text:p text:style-name="P7"/>
      <text:p text:style-name="P7">Process finished with exit code 0</text:p>
      <text:p text:style-name="P9"><text:soft-page-break/><text:span text:style-name="T15">4.</text:span>list1=[<text:span text:style-name="T7">'aravind'</text:span><text:span text:style-name="T1">,</text:span><text:span text:style-name="T7">'aparna'</text:span>]</text:p>
      <text:p text:style-name="P8"><text:span text:style-name="T4">print</text:span>(<text:span text:style-name="T7">"The orginal list:</text:span><text:span text:style-name="T1">\n</text:span><text:span text:style-name="T7">"</text:span>+<text:span text:style-name="T4">str</text:span>(list1))</text:p>
      <text:p text:style-name="P8">res=[<text:span text:style-name="T4">ord</text:span>(ele)<text:span text:style-name="T1">for </text:span>sub <text:span text:style-name="T1">in </text:span>list1 <text:span text:style-name="T1">for </text:span>ele <text:span text:style-name="T1">in </text:span>sub]</text:p>
      <text:p text:style-name="P13"><text:span text:style-name="T4">print</text:span>(<text:span text:style-name="T7">"The ASCII list is:</text:span><text:span text:style-name="T1">\n</text:span><text:span text:style-name="T7">"</text:span>+<text:span text:style-name="T4">str</text:span>(res))</text:p>
      <text:p text:style-name="P19">OUTPUT</text:p>
      <text:p text:style-name="P22"/>
      <text:p text:style-name="P18">enter statement:hello world</text:p>
      <text:p text:style-name="P18">vowels present in given statement: ['e', 'o']</text:p>
      <text:p text:style-name="P18"/>
      <text:p text:style-name="P18">Process finished with exit code 0The orginal list:</text:p>
      <text:p text:style-name="P17">['aravind', 'aparna']</text:p>
      <text:p text:style-name="P17">The ASCII list is:</text:p>
      <text:p text:style-name="P17">[97, 114, 97, 118, 105, 110, 100, 97, 112, 97, 114, 110, 97]</text:p>
      <text:p text:style-name="P17"/>
      <text:p text:style-name="P17">Process finished with exit code 0</text:p>
      <text:p text:style-name="P17"/>
      <text:p text:style-name="P17"/>
      <text:p text:style-name="P28">5.elem=<text:span text:style-name="T4">input</text:span>(<text:span text:style-name="T7">"enter statement:"</text:span>)</text:p>
      <text:p text:style-name="P8">vowels=[<text:span text:style-name="T7">'a'</text:span><text:span text:style-name="T1">,</text:span><text:span text:style-name="T7">'e'</text:span><text:span text:style-name="T1">,</text:span><text:span text:style-name="T7">'i'</text:span><text:span text:style-name="T1">,</text:span><text:span text:style-name="T7">'o'</text:span><text:span text:style-name="T1">,</text:span><text:span text:style-name="T7">'u'</text:span><text:span text:style-name="T1">,</text:span><text:span text:style-name="T7">'A'</text:span><text:span text:style-name="T1">,</text:span><text:span text:style-name="T7">'E'</text:span><text:span text:style-name="T1">,</text:span><text:span text:style-name="T7">'I'</text:span><text:span text:style-name="T1">,</text:span><text:span text:style-name="T7">'O'</text:span><text:span text:style-name="T1">,</text:span><text:span text:style-name="T7">'U'</text:span>]</text:p>
      <text:p text:style-name="P8">list1=[]</text:p>
      <text:p text:style-name="P8"><text:span text:style-name="T1">for </text:span>x <text:span text:style-name="T1">in </text:span>elem:</text:p>
      <text:p text:style-name="P10"><text:s text:c="4"/><text:span text:style-name="T2">if</text:span><text:span text:style-name="T9">(x </text:span><text:span text:style-name="T2">in </text:span><text:span text:style-name="T9">vowels </text:span><text:span text:style-name="T2">and </text:span><text:span text:style-name="T9">x </text:span><text:span text:style-name="T2">not in </text:span><text:span text:style-name="T9">list1):</text:span></text:p>
      <text:p text:style-name="P10"><text:s text:c="8"/><text:span text:style-name="T9">list1.append(x)</text:span></text:p>
      <text:p text:style-name="P13"><text:span text:style-name="T4">print</text:span>(<text:span text:style-name="T7">"vowels present in given statement:"</text:span><text:span text:style-name="T1">,</text:span>list1)</text:p>
      <text:p text:style-name="P16"/>
      <text:p text:style-name="P20">OUTPUT</text:p>
      <text:p text:style-name="P21"/>
      <text:p text:style-name="P21">enter statement:hello world</text:p>
      <text:p text:style-name="P21">vowels present in given statement: ['e', 'o']</text:p>
      <text:p text:style-name="P21"/>
      <text:p text:style-name="P21">Process finished with exit code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15:26:36.619257896</meta:creation-date>
    <dc:date>2021-11-11T14:29:30.025779596</dc:date>
    <meta:editing-duration>PT19M4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54" meta:word-count="199" meta:character-count="1483" meta:non-whitespace-character-count="1315"/>
  </office:meta>
</office:document-meta>
</file>